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225794" officeooo:paragraph-rsid="00225794"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f573" style:font-style-asian="normal" style:font-style-complex="normal"/>
    </style:style>
    <style:style style:name="T7" style:family="text">
      <style:text-properties fo:font-style="normal" officeooo:rsid="00178167" style:font-style-asian="normal" style:font-style-complex="normal"/>
    </style:style>
    <style:style style:name="T8" style:family="text">
      <style:text-properties officeooo:rsid="0015b505"/>
    </style:style>
    <style:style style:name="T9" style:family="text">
      <style:text-properties officeooo:rsid="0015f573"/>
    </style:style>
    <style:style style:name="T10" style:family="text">
      <style:text-properties officeooo:rsid="00178167"/>
    </style:style>
    <style:style style:name="T11" style:family="text">
      <style:text-properties officeooo:rsid="001adb0c"/>
    </style:style>
    <style:style style:name="T12" style:family="text">
      <style:text-properties officeooo:rsid="001c9cb2"/>
    </style:style>
    <style:style style:name="T13" style:family="text">
      <style:text-properties officeooo:rsid="001eb0c6"/>
    </style:style>
    <style:style style:name="T14" style:family="text">
      <style:text-properties officeooo:rsid="001fa2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5">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5">, 2 vols. (Washington, D.C., 1897), I, 552-55, 564. See also Joanne Loewe Neel, </text:span><text:span text:style-name="T1">Phineas Bond</text:span><text:span text:style-name="T5">: </text:span><text:span text:style-name="T1">A Study in Anglo-American Relations</text:span><text:span text:style-name="T5">,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5">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5">(Baltimore, 1979), 273-96; E. James Ferguson, </text:span><text:span text:style-name="T1">The Power of the Purser</text:span><text:span text:style-name="T5">: </text:span><text:span text:style-name="T1">A History of American Public Finance</text:span><text:span text:style-name="T5">,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5">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5"><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8">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8">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8"><text:note text:id="ftn8" text:note-class="footnote"><text:note-citation>8</text:note-citation><text:note-body><text:p text:style-name="Footnote"/></text:note-body></text:note></text:span></text:p>
      <text:p text:style-name="P12"/>
      <text:p text:style-name="P15"><text:tab/><text:span text:style-name="T9">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6">cried the </text:span><text:span text:style-name="T2">Boston Gazette</text:span><text:span text:style-name="T6">. “Abstain </text:span><text:span text:style-name="T7">from British luxury, extravagance, and dissipation, or </text:span><text:span text:style-name="T3">you are an </text:span><text:span text:style-name="T7">UNDONE PEOPLE</text:span><text:span text:style-name="T3">.” </text:span><text:span text:style-name="T7">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7"><text:note text:id="ftn9" text:note-class="footnote"><text:note-citation>9</text:note-citation><text:note-body><text:p text:style-name="Footnote"/></text:note-body></text:note></text:span></text:p>
      <text:p text:style-name="P4"/>
      <text:p text:style-name="P4"><text:tab/><text:span text:style-name="T10">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appropriating the fruits of the intellectual efforts of foreigners was nowhere to be fount. As the </text:span><text:span text:style-name="T4">Pennsylvania Gazette </text:span><text:span text:style-name="T11">declared, “Machines appear to be objects of immense consequence to this country.” It was thus the new republic's right to “borrow of Europe their inventions.”</text:span><text:span text:style-name="T11"><text:note text:id="ftn10" text:note-class="footnote"><text:note-citation>10</text:note-citation><text:note-body><text:p text:style-name="Footnote"/></text:note-body></text:note></text:span></text:p>
      <text:p text:style-name="P4"/>
      <text:p text:style-name="P4"><text:span text:style-name="T11"><text:tab/>James Watt's improvement of the steam engine, in particular, fired up the American imagination. Audiences received their first full description of Watt's new engine in the July 1788 issue of the </text:span><text:span text:style-name="T4">Columbian Magazine. </text:span><text:span text:style-name="T12">The first steam engine, developed by Thomas Newcomen in 1705, was wasteful of energy and its main application in England, pumping water out of coal for energy. Watt's initial innovation, developed in 1768 and patented the following year, fount a more efficient and more </text:span><text:soft-page-break/><text:span text:style-name="T12">powerful way to address the problem of water in mines. After Watt successfully converted the energy from the steam engine to a rotary motion, Richard Arkwright and his assignees bought Boulton and Watt steam engines to run cotton spinning machinery in Manchester. The introduction of steam power sharply lowered the cost of spinning cotton into yarn and weaving yarn into fabric. The adaptation of the steam engine to other industries had the potential to dramatically increase the production capacity of North American industries, which were heavily dependent on human and animal energy. Deane reported that the new steam technology enabled English manufacturers to produce cheaper products despite the high cost of labor, and he offered, if given sufficient reward, to introduce the steam engine into the Unites States. James Rumsey and John Fitch set out in the second half of the 1780s to apply a steam engine to marine transportation. Fitch enlisted English immigrants to try and duplicate the Watt engine in America. Although several leading Americans lent their financial support to his cause, Fitch failed to produce an economically viable steamboat because he insisted on using American-made rather than British-made engines, while Rumsey spent several years in Britain and France consulting various engineers but never succeeded in building a boat.</text:span><text:span text:style-name="T12"><text:note text:id="ftn11" text:note-class="footnote"><text:note-citation>11</text:note-citation><text:note-body><text:p text:style-name="Footnote"/></text:note-body></text:note></text:span></text:p>
      <text:p text:style-name="P4"/>
      <text:p text:style-name="P4"><text:tab/><text:span text:style-name="T13">Machine importation, however, was problematic. Americans could no build European machinery from manuals since most inventions were kept secret. Even those published in magazines were not translatable into actual machines because description and drawings generally lacked specificity and clarity. </text:span><text:span text:style-name="T13"><text:note text:id="ftn12" text:note-class="footnote"><text:note-citation>12</text:note-citation><text:note-body><text:p text:style-name="Footnote"/></text:note-body></text:note></text:span><text:span text:style-name="T13"> In theory, the public in the London patent office could access patented English inventions during the term of the patent, but the knowledge required to conduct an effective search rendered copying specifications all but impossible. In fact, Arkwright intentionally registered his 1782 patents in an incoherent manner to “guard against foreigners.” Seventeenth and eighteenth-century technical improvements originated in individuals' responses to specific situations that involved thinking about a mechanical problem in a nonverbal manner. Manufacturing processes were connected to those that preceded them and those that fallowed, and all links in the manufacturing chain were closely dependent on local sources of energy and raw materials. Moreover, once a machine arrived in the New World, only those who had worked on a similar one in Britain could put it together and operate it. The various subsidized iron factories of the Revolution faltered because of lack skilled laborers. The carding machines Bond had acquired and sent to England sat idle in Philadelphia for more than three years because no one knew how to assemble them and put to work. Successful acquisition of prohibited English industrial knowledge depended on the emigration of skilled operators and managers of English factories.</text:span><text:span text:style-name="T13"><text:note text:id="ftn13" text:note-class="footnote"><text:note-citation>13</text:note-citation><text:note-body><text:p text:style-name="Footnote"/></text:note-body></text:note></text:span></text:p>
      <text:p text:style-name="P4"/>
      <text:p text:style-name="P4"><text:tab/><text:span text:style-name="T14">As soon as American entrepreneurs began to establish factories in the 1780s they realized that the absence of skilled operators, for a water frame in New England or a spinning mule in Philadelphia, hindered their efforts. Samuel Wetherill, patron of the failed United Company of Philadelphia which tried to establish textile manufacturing from 1775 to 1778, reflected years later that the biggest hurdle “which occurs in so arduous an undertaking, as attempting to establish manufactures in a country no much acquainted with them,” was “finding artists and making machines without models.” For the nascent American industries of the 1780s, labor shortages created two problems. First, the shortage of skilled workers hindered successful emulation of British manufactures. Second, the scarcity of skilled workers allowed the few capable artisans to demand and receive high wages that undermined the price competitiveness of American manufacturing. A New Haven newspaper published “Hints to Manufacturers” that warned potential industrialists that the cost of “labour is from about twelve to twenty percent higher in Connecticut, than in England.” And William Barton explained in a widely read treatise that the high cost of labor in America “would be a considerable obstruction to the establishment </text:span><text:soft-page-break/><text:span text:style-name="T14">of domestic manufacturing.” The new nation was not naturally inclined toward manufacturing, declared an anonymous writer “because nature has no formed us artists and mechanics, and given us from our birth all the wisdom and experience of old countries and taught us the mystery of being industrious and working cheap.”</text:span><text:span text:style-name="T14"><text:note text:id="ftn0" text:note-class="footnote"><text:note-citation>14</text:note-citation><text:note-body><text:p text:style-name="Footnote"/></text:note-body></text:note></text:span></text:p>
      <text:p text:style-name="P4"/>
      <text:p text:style-name="P17">Champions of industry turned their attention to recruiting skilled artisans and machine operators. The first issue of Mathew Care's <text:span text:style-name="T1">American Museum</text:span> ran a letter that elaborated on the connection between national interest, industrialization, and the promotion of emigration. “As it is the wisdom of America to discourage the importation from Europe of those things she is able to make –so it is equally her wisdom to encourage emigrations from Europe.” The emigrants America needed were “the industrious poor” who were “chiefly bred to trades and mechanical business.” Another essayist emphasized the importance of attracting to America artisans who would continue to practice their trades in the United States, thereby contributing to the economic development of the nation.<text:note text:id="ftn14" text:note-class="footnote"><text:note-citation>15</text:note-citation><text:note-body><text:p text:style-name="Footnote"/></text:note-body></text:not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36S</meta:editing-duration>
    <meta:editing-cycles>23</meta:editing-cycles>
    <meta:generator>LibreOffice/4.2.4.2$Linux_X86_64 LibreOffice_project/63150712c6d317d27ce2db16eb94c2f3d7b699f8</meta:generator>
    <dc:date>2014-07-30T13:11:55.497972823</dc:date>
    <dc:creator>Guillermo Lengemann</dc:creator>
    <meta:document-statistic meta:table-count="0" meta:image-count="0" meta:object-count="0" meta:page-count="7" meta:paragraph-count="29" meta:word-count="3690" meta:character-count="24631" meta:non-whitespace-character-count="20960"/>
  </office:meta>
</office:document-meta>
</file>